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ha@ubuntu:~/Desktop$ gcc nqueens.c</text:p>
      <text:p text:style-name="Standard">neha@ubuntu:~/Desktop$ ./a.out</text:p>
      <text:p text:style-name="Standard"></text:p>
      <text:p text:style-name="Standard">Enter the number of queens</text:p>
      <text:p text:style-name="Standard">4</text:p>
      <text:p text:style-name="Standard"></text:p>
      <text:p text:style-name="Standard"></text:p>
      <text:p text:style-name="Standard">ROW<text:tab/>QUEEN NO<text:tab/>COLUMN</text:p>
      <text:p text:style-name="Standard"></text:p>
      <text:p text:style-name="Standard">1<text:tab/>1<text:tab/>2</text:p>
      <text:p text:style-name="Standard">2<text:tab/>2<text:tab/>4</text:p>
      <text:p text:style-name="Standard">3<text:tab/>3<text:tab/>1</text:p>
      <text:p text:style-name="Standard">4<text:tab/>4<text:tab/>3</text:p>
      <text:p text:style-name="Standard"></text:p>
      <text:p text:style-name="Standard"></text:p>
      <text:p text:style-name="Standard"></text:p>
      <text:p text:style-name="Standard">ROW<text:tab/>QUEEN NO<text:tab/>COLUMN</text:p>
      <text:p text:style-name="Standard"></text:p>
      <text:p text:style-name="Standard">1<text:tab/>1<text:tab/>3</text:p>
      <text:p text:style-name="Standard">2<text:tab/>2<text:tab/>1</text:p>
      <text:p text:style-name="Standard">3<text:tab/>3<text:tab/>4</text:p>
      <text:p text:style-name="Standard">4<text:tab/>4<text:tab/>2</text:p>
      <text:p text:style-name="Standard">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ha </meta:initial-creator>
    <meta:creation-date>2015-04-07T08:18:32</meta:creation-date>
    <dc:date>2015-04-07T08:19:04</dc:date>
    <dc:creator>Neha </dc:creator>
    <meta:editing-duration>P0D</meta:editing-duration>
    <meta:editing-cycles>1</meta:editing-cycles>
    <meta:document-statistic meta:table-count="0" meta:image-count="0" meta:object-count="0" meta:page-count="1" meta:paragraph-count="23" meta:word-count="43" meta:character-count="194" meta:non-whitespace-character-count="142"/>
    <meta:generator>LibreOffice/3.5$Linux_x86 LibreOffice_project/350m1$Build-202</meta:generator>
  </office:meta>
</office:document-meta>
</file>